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xedsys" svg:font-family="Fixedsys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601cm" table:align="margins"/>
    </style:style>
    <style:style style:name="Table2.A" style:family="table-column">
      <style:table-column-properties style:column-width="2.866cm" style:rel-column-width="2184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C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87945" officeooo:paragraph-rsid="00192cad"/>
    </style:style>
    <style:style style:name="P2" style:family="paragraph" style:parent-style-name="Text_20_body">
      <style:text-properties officeooo:rsid="00187945" officeooo:paragraph-rsid="0019d9ae"/>
    </style:style>
    <style:style style:name="P3" style:family="paragraph" style:parent-style-name="Text_20_body">
      <style:paragraph-properties fo:text-align="center" style:justify-single-word="false"/>
      <style:text-properties fo:font-size="7pt" fo:font-style="italic" officeooo:rsid="00187945" officeooo:paragraph-rsid="00192cad" style:font-size-asian="7pt" style:font-style-asian="italic" style:font-size-complex="7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ize="7pt" fo:font-style="italic" officeooo:rsid="0019d9ae" officeooo:paragraph-rsid="0019d9ae" style:font-size-asian="7pt" style:font-style-asian="italic" style:font-size-complex="7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7pt" fo:font-style="italic" officeooo:rsid="00211339" officeooo:paragraph-rsid="00211339" style:font-size-asian="6.09999990463257pt" style:font-style-asian="italic" style:font-size-complex="7pt" style:font-style-complex="italic"/>
    </style:style>
    <style:style style:name="P6" style:family="paragraph" style:parent-style-name="Text_20_body">
      <style:text-properties officeooo:rsid="00192cad" officeooo:paragraph-rsid="00192cad"/>
    </style:style>
    <style:style style:name="P7" style:family="paragraph" style:parent-style-name="Text_20_body">
      <style:text-properties officeooo:rsid="001b9f5e" officeooo:paragraph-rsid="001b9f5e"/>
    </style:style>
    <style:style style:name="P8" style:family="paragraph" style:parent-style-name="Text_20_body">
      <style:text-properties officeooo:rsid="001c7db2" officeooo:paragraph-rsid="001c7db2"/>
    </style:style>
    <style:style style:name="P9" style:family="paragraph" style:parent-style-name="Text_20_body" style:list-style-name="L1">
      <style:text-properties officeooo:rsid="001c7db2" officeooo:paragraph-rsid="001c7db2"/>
    </style:style>
    <style:style style:name="P10" style:family="paragraph" style:parent-style-name="Text_20_body" style:list-style-name="L1">
      <style:text-properties officeooo:paragraph-rsid="001c7db2"/>
    </style:style>
    <style:style style:name="P11" style:family="paragraph" style:parent-style-name="Text_20_body">
      <style:text-properties officeooo:rsid="001e5462" officeooo:paragraph-rsid="001e5462"/>
    </style:style>
    <style:style style:name="P12" style:family="paragraph" style:parent-style-name="Text_20_body">
      <style:text-properties officeooo:rsid="001fe02b" officeooo:paragraph-rsid="001fe02b"/>
    </style:style>
    <style:style style:name="P13" style:family="paragraph" style:parent-style-name="Text_20_body">
      <style:text-properties officeooo:paragraph-rsid="001fe02b"/>
    </style:style>
    <style:style style:name="P14" style:family="paragraph" style:parent-style-name="Text_20_body">
      <style:text-properties officeooo:rsid="0020af57" officeooo:paragraph-rsid="0020af57"/>
    </style:style>
    <style:style style:name="P15" style:family="paragraph" style:parent-style-name="Source_20_Code">
      <style:text-properties officeooo:rsid="001e5462" officeooo:paragraph-rsid="001e5462"/>
    </style:style>
    <style:style style:name="P16" style:family="paragraph" style:parent-style-name="Table_20_Contents">
      <style:paragraph-properties fo:text-align="center" style:justify-single-word="false"/>
      <style:text-properties officeooo:rsid="0019d9ae" officeooo:paragraph-rsid="0019d9ae"/>
    </style:style>
    <style:style style:name="P17" style:family="paragraph" style:parent-style-name="Table_20_Contents">
      <style:paragraph-properties fo:text-align="center" style:justify-single-word="false"/>
      <style:text-properties officeooo:paragraph-rsid="0019d9a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9d9ae" officeooo:paragraph-rsid="0019d9ae" style:font-weight-asian="bold" style:font-weight-complex="bold"/>
    </style:style>
    <style:style style:name="P19" style:family="paragraph" style:parent-style-name="Title">
      <style:text-properties officeooo:rsid="00187945" officeooo:paragraph-rsid="0018794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92cad"/>
    </style:style>
    <style:style style:name="T3" style:family="text">
      <style:text-properties officeooo:rsid="00192cad"/>
    </style:style>
    <style:style style:name="T4" style:family="text">
      <style:text-properties officeooo:rsid="0019d9ae"/>
    </style:style>
    <style:style style:name="T5" style:family="text">
      <style:text-properties style:font-name="Courier New"/>
    </style:style>
    <style:style style:name="T6" style:family="text">
      <style:text-properties officeooo:rsid="001c7db2"/>
    </style:style>
    <style:style style:name="T7" style:family="text">
      <style:text-properties officeooo:rsid="001e5462"/>
    </style:style>
    <style:style style:name="T8" style:family="text">
      <style:text-properties officeooo:rsid="001fe02b"/>
    </style:style>
    <style:style style:name="T9" style:family="text">
      <style:text-properties officeooo:rsid="0020af57"/>
    </style:style>
    <style:style style:name="T10" style:family="text">
      <style:text-properties officeooo:rsid="002395a2"/>
    </style:style>
    <style:style style:name="Sect1" style:family="section">
      <style:section-properties text:dont-balance-text-columns="true" style:editable="false">
        <style:columns fo:column-count="2" fo:column-gap="0.198cm">
          <style:column style:rel-width="4932*" fo:start-indent="0cm" fo:end-indent="0.099cm"/>
          <style:column style:rel-width="4933*" fo:start-indent="0.0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8">A</text:span> parser–generator in 100<text:span text:style-name="T1">16</text:span> lines of C++</text:p>
      <text:section text:style-name="Sect1" text:name="Section1">
        <text:p text:style-name="P3"><text:span text:style-name="T3">Please excuse the longish intro – I promise this is going somewhere!</text:span></text:p>
        <text:p text:style-name="P1"><text:span text:style-name="T3">In the past, my day job consisted of creating and maintaining a Material Flow Control System (often called MFCS</text:span><text:span text:style-name="T2">opt</text:span><text:span text:style-name="T3">) for warehouses and production plants. This necessitated connecting to various PLCs controlling the mechanical parts – from huge cranes, through conveyor belts, and all the way down to diode systems telling humans what to do.</text:span></text:p>
        <text:p text:style-name="P6">All those systems had one particular thing in common: they all defined similar, but different text-based protocols to be used to communicate with them over TCP. <text:span text:style-name="T4">In a simplified example, that’s how a message to a crane could be defined:</text:span></text:p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18">Field name</text:p>
            </table:table-cell>
            <table:table-cell table:style-name="Table2.A1" office:value-type="string">
              <text:p text:style-name="P18">Field type</text:p>
            </table:table-cell>
            <table:table-cell table:style-name="Table2.C1" office:value-type="string">
              <text:p text:style-name="P18">Comment</text:p>
            </table:table-cell>
          </table:table-row>
          <table:table-row>
            <table:table-cell table:style-name="Table2.A2" office:value-type="string">
              <text:p text:style-name="P16">Begin</text:p>
            </table:table-cell>
            <table:table-cell table:style-name="Table2.A2" office:value-type="string">
              <text:p text:style-name="P16">ALPHA[1]</text:p>
            </table:table-cell>
            <table:table-cell table:style-name="Table2.C2" office:value-type="string">
              <text:p text:style-name="P16">Character [</text:p>
            </table:table-cell>
          </table:table-row>
          <table:table-row>
            <table:table-cell table:style-name="Table2.A2" office:value-type="string">
              <text:p text:style-name="P16">Message Type</text:p>
            </table:table-cell>
            <table:table-cell table:style-name="Table2.A2" office:value-type="string">
              <text:p text:style-name="P16">ALPHA[3]</text:p>
            </table:table-cell>
            <table:table-cell table:style-name="Table2.C2" office:value-type="string">
              <text:p text:style-name="P17">“<text:span text:style-name="T4">MOV” for move</text:span></text:p>
            </table:table-cell>
          </table:table-row>
          <table:table-row>
            <table:table-cell table:style-name="Table2.A2" office:value-type="string">
              <text:p text:style-name="P16">X To</text:p>
            </table:table-cell>
            <table:table-cell table:style-name="Table2.A2" office:value-type="string">
              <text:p text:style-name="P16">NUM[3]</text:p>
            </table:table-cell>
            <table:table-cell table:style-name="Table2.C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16">Y To</text:p>
            </table:table-cell>
            <table:table-cell table:style-name="Table2.A2" office:value-type="string">
              <text:p text:style-name="P16">NUM[3]</text:p>
            </table:table-cell>
            <table:table-cell table:style-name="Table2.C2" office:value-type="string">
              <text:p text:style-name="P17"/>
            </table:table-cell>
          </table:table-row>
          <table:table-row>
            <table:table-cell table:style-name="Table2.A2" office:value-type="string">
              <text:p text:style-name="P16">End</text:p>
            </table:table-cell>
            <table:table-cell table:style-name="Table2.A2" office:value-type="string">
              <text:p text:style-name="P16">ALPHA[1]</text:p>
            </table:table-cell>
            <table:table-cell table:style-name="Table2.C2" office:value-type="string">
              <text:p text:style-name="P16">Character ]</text:p>
            </table:table-cell>
          </table:table-row>
        </table:table>
        <text:p text:style-name="P4">move crane</text:p>
        <text:p text:style-name="P2">Have you ever needed to implement a third-party plaintext protocol? <text:span text:style-name="T3">It’s as simple as it’s boring. And Deity forbid if the documentation changes after initial implementation. You’ll waste so much time! At least that’s what I told my boss when I started creating a templated declarative parser.</text:span></text:p>
        <text:p text:style-name="P7">To be fair, I was fairly accurate. I inherited code that used <text:span text:style-name="T5">std::map&lt;std::string, std::string&gt;</text:span>, and <text:span text:style-name="T6">I wager that I wasted multiple days hunting all the typos in those strings.</text:span></text:p>
        <text:p text:style-name="P8">Since C++ is a fairly strongly-typed language, there is no need for that – we should be able to leverage the type system to ensure that both our keys and values are correct. Let’s discuss the API:</text:p>
        <text:list xml:id="list3230422970" text:style-name="L1">
          <text:list-item>
            <text:p text:style-name="P10"><text:span text:style-name="T6">keys (field names) should be verified at compilation time – none of these pesky typos can pass here,</text:span></text:p>
          </text:list-item>
          <text:list-item>
            <text:p text:style-name="P9">values need to be of correct type, not the all-catching <text:span text:style-name="T5">std::string</text:span>,</text:p>
          </text:list-item>
          <text:list-item>
            <text:p text:style-name="P9">the code should be as close as possible to the documentation. Ideally, it’d be <text:span text:style-name="T10">the </text:span>documentation.</text:p>
          </text:list-item>
        </text:list>
        <text:p text:style-name="P8">For example, we could want our MOV telegram to be defined as follows:</text:p>
        <text:p text:style-name="Source_20_Code">using m<text:span text:style-name="T7">ov</text:span> = message&lt;</text:p>
        <text:p text:style-name="Source_20_Code"><text:s text:c="2"/>element&lt;struct begin, char_constant&lt;'['&gt;&gt;,</text:p>
        <text:p text:style-name="Source_20_Code"><text:s text:c="2"/>element&lt;struct message_type, text&lt;<text:span text:style-name="T7">3</text:span>&gt;&gt;,</text:p>
        <text:p text:style-name="Source_20_Code"><text:s text:c="2"/>element&lt;struct x_to, number&lt;3&gt;&gt;,</text:p>
        <text:p text:style-name="Source_20_Code"><text:s text:c="2"/>element&lt;struct y_to, number&lt;3&gt;&gt;,</text:p>
        <text:p text:style-name="Source_20_Code"><text:s text:c="2"/>element&lt;struct end, char_constant&lt;']'&gt;&gt;</text:p>
        <text:p text:style-name="Source_20_Code">&gt;;</text:p>
        <text:p text:style-name="P11">The usage should be also simple. For receiving:</text:p>
        <text:p text:style-name="Source_20_Code">auto data = socket.read();</text:p>
        <text:p text:style-name="Source_20_Code">mov <text:span text:style-name="T7">m</text:span> = mov::parse(data);</text:p>
        <text:p text:style-name="P15">log &lt;&lt; m.value&lt;x_to&gt;() &lt;&lt; m.value&lt;y_to&gt;();</text:p>
        <text:p text:style-name="Text_20_body">And for sending:</text:p>
        <text:p text:style-name="P15">mov m;</text:p>
        <text:p text:style-name="P15">m.value&lt;message_type&gt;() = "MOV";</text:p>
        <text:p text:style-name="P15">m.value&lt;x_to&gt;() = 13;</text:p>
        <text:p text:style-name="P15">m.value&lt;y_to&gt;() = 37;</text:p>
        <text:p text:style-name="P15">socket.send(m.to_string());</text:p>
        <text:p text:style-name="P12">This approach is Good Enough™. We have type safety, and we can even extend it to use custom types. For example, the above will write the following to the socket <text:span text:style-name="T9">(note the padding: spaces for text, zeros for numbers)</text:span>:</text:p>
        <text:p text:style-name="Source_20_Code">[ <text:s text:c="4"/>MOV013037]</text:p>
        <text:p text:style-name="P13"><text:span text:style-name="T9">Moving on, the internal implementation is surprisingly simple. The main class template accepts a list of key-type pairs as variadic pack. It uses keys only to map them to values. The type has a bit more to do – each type is expected to know its length, and how to serialize and deserialize itself (or signal an error).</text:span></text:p>
        <text:p text:style-name="Source_20_Code">template&lt;typename... Elements&gt;</text:p>
        <text:p text:style-name="Source_20_Code">struct message</text:p>
        <text:p text:style-name="Source_20_Code">{</text:p>
        <text:p text:style-name="Source_20_Code"><text:s text:c="2"/>static message parse(string_view buf);</text:p>
        <text:p text:style-name="Source_20_Code"><text:s text:c="2"/>void write(char* buf, size_t size) const;</text:p>
        <text:p text:style-name="Source_20_Code"><text:s text:c="2"/>string to_string() const;</text:p>
        <text:p text:style-name="Source_20_Code"><text:s text:c="2"/>template&lt;typename Key&gt;</text:p>
        <text:p text:style-name="Source_20_Code"><text:s text:c="2"/>constexpr auto&amp; value();</text:p>
        <text:p text:style-name="Source_20_Code">private:</text:p>
        <text:p text:style-name="Source_20_Code"><text:s text:c="2"/>tuple&lt;typename d::element_value_type&lt;</text:p>
        <text:p text:style-name="Source_20_Code"><text:s text:c="4"/>Elements&gt;::type...&gt; data;</text:p>
        <text:p text:style-name="Source_20_Code">};</text:p>
        <text:p text:style-name="P5">Class message definition – shortened and modified to fit here</text:p>
        <text:p text:style-name="Source_20_Code">template&lt;size_t Length&gt;</text:p>
        <text:p text:style-name="Source_20_Code">struct number</text:p>
        <text:p text:style-name="Source_20_Code">{</text:p>
        <text:p text:style-name="Source_20_Code"><text:s text:c="2"/>static constexpr size_t length = Length;</text:p>
        <text:p text:style-name="Source_20_Code"><text:s text:c="2"/>using value_type =</text:p>
        <text:p text:style-name="Source_20_Code"><text:s text:c="4"/>d::type_to_hold_number&lt;Length&gt;;</text:p>
        <text:p text:style-name="Source_20_Code"><text:s text:c="2"/>static void write(value_type const&amp; val,</text:p>
        <text:p text:style-name="Source_20_Code"><text:s text:c="4"/>char* buf);</text:p>
        <text:p text:style-name="Source_20_Code"><text:s text:c="2"/>static value_type parse(string_view buf);</text:p>
        <text:p text:style-name="Source_20_Code">};</text:p>
        <text:p text:style-name="P5">Class number definition – shortened and modified to fit here</text:p>
        <text:p text:style-name="P14">As of writing this article, the whole proto.hpp has 248 lines, and I haven’t performed any line-saving optimizations on the file.</text:p>
        <text:p text:style-name="P14">The code may be accessed at the following address: <text:a xlink:type="simple" xlink:href="https://github.com/KrzaQ/protocol_parser_generator" text:style-name="Internet_20_link" text:visited-style-name="Visited_20_Internet_20_Link">https://github.com/KrzaQ/protocol_parser_generator</text:a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xedsys" svg:font-family="Fixedsys"/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Palatino Linotype1" fo:font-family="'Palatino Linotype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15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variant="small-caps" style:font-name="Palatino Linotype2" fo:font-family="'Palatino Linotype'" style:font-style-name="Bold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Code" style:display-name="Source Code" style:family="paragraph" style:parent-style-name="Text_20_body" style:master-page-name="">
      <style:paragraph-properties fo:margin-top="0cm" fo:margin-bottom="0cm" loext:contextual-spacing="false" style:page-number="auto"/>
      <style:text-properties style:font-name="Courier New1" fo:font-family="'Courier New'" style:font-style-name="Regular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401cm" fo:page-height="25.2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Zakrzewski</meta:initial-creator>
    <meta:creation-date>2019-08-01T15:20:04.522000000</meta:creation-date>
    <dc:date>2019-08-01T21:14:19.326000000</dc:date>
    <dc:creator>Paweł Zakrzewski</dc:creator>
    <meta:editing-duration>PT4H11M35S</meta:editing-duration>
    <meta:editing-cycles>5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74" meta:word-count="570" meta:character-count="3722" meta:non-whitespace-character-count="3177"/>
  </office:meta>
</office:document-meta>
</file>